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tUIELParser.NetUIELParser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ELParser.jj_scan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etUIEL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etUIELParser.par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etUIEL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.jj_2_1( int x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UIEL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ELPars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EL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tUIELParser.jj_3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ELParser.NetUIELParser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ELParser.ReInit( NetUIEL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UIEL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etUIELParser.ExprIdentifi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.Array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EL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tUIEL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ELParser.ReInit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EL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etUIELParser.ReInit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EL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.parseLiteral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.parseExpressio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NetUIELParser.Map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ELParser.jj_rescan_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tUIELParser.jj_3R_3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UIELParser.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tUIELParser.NetUIELParser( NetUIEL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